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043cm" style:rel-column-width="11730*"/>
    </style:style>
    <style:style style:name="Tabelle1.B" style:family="table-column">
      <style:table-column-properties style:column-width="13.956cm" style:rel-column-width="53805*"/>
    </style:style>
    <style:style style:name="Tabelle1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b2b2b2" fo:padding="0.097cm" fo:border="0.002cm solid #000000">
        <style:background-image/>
      </style:table-cell-properties>
    </style:style>
    <style:style style:name="Tabelle1.2" style:family="table-row">
      <style:table-row-properties style:min-row-height="0.787cm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7" style:family="table-row">
      <style:table-row-properties style:min-row-height="0.81cm"/>
    </style:style>
    <style:style style:name="Tabelle1.A7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text-line-through-style="solid"/>
    </style:style>
    <style:style style:name="P3" style:family="paragraph" style:parent-style-name="Table_20_Contents">
      <style:text-properties style:text-line-through-style="none"/>
    </style:style>
    <style:style style:name="P4" style:family="paragraph" style:parent-style-name="Text_20_body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able_20_Contents">
      <style:text-properties style:text-line-through-style="solid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2">
      <style:paragraph-properties fo:break-before="pag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Konzept</text:h>
      <text:p text:style-name="Text_20_body"/>
      <text:h text:style-name="Heading_20_2" text:outline-level="2">Thema: </text:h>
      <text:p text:style-name="P4">Untersuchung der Effizienz von RRT* bei der Pfadfindung autonomer Autos</text:p>
      <text:h text:style-name="Heading_20_2" text:outline-level="2">Vorgehen/notwendige Schritte</text:h>
      <text:p text:style-name="Text_20_body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Datum</text:p>
          </table:table-cell>
          <table:table-cell table:style-name="Tabelle1.B1" office:value-type="string">
            <text:p text:style-name="P1">Arbeitsschritte</text:p>
          </table:table-cell>
        </table:table-row>
        <table:table-row table:style-name="Tabelle1.2">
          <table:table-cell table:style-name="Tabelle1.A2" office:value-type="string">
            <text:p text:style-name="P2">Bis Ende November</text:p>
          </table:table-cell>
          <table:table-cell table:style-name="Tabelle1.B2" office:value-type="string">
            <text:p text:style-name="P2">Metriken für Abfahrbarkeit und Glättung von Trajektorien grobe Abschätzung und Vergleich</text:p>
          </table:table-cell>
        </table:table-row>
        <table:table-row>
          <table:table-cell table:style-name="Tabelle1.A2" office:value-type="string">
            <text:p text:style-name="P2">Anfang Dezember</text:p>
          </table:table-cell>
          <table:table-cell table:style-name="Tabelle1.B2" office:value-type="string">
            <text:p text:style-name="P2">Gespräch Betreuer. Inhalt: Konzept, Inhalt der Arbeit, Betreuung (2-wöchiges melden?), Vortrag</text:p>
          </table:table-cell>
        </table:table-row>
        <table:table-row>
          <table:table-cell table:style-name="Tabelle1.A2" office:value-type="string">
            <text:p text:style-name="P2">ASAP</text:p>
          </table:table-cell>
          <table:table-cell table:style-name="Tabelle1.B2" office:value-type="string">
            <text:p text:style-name="P2">Code für RRT* schreiben und optimieren Pytho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2">Code für Gewährleistung einer fahrbaren Trajektorie schreiben</text:p>
          </table:table-cell>
        </table:table-row>
        <table:table-row>
          <table:table-cell table:style-name="Tabelle1.A2" office:value-type="string">
            <text:p text:style-name="P2">Januar</text:p>
          </table:table-cell>
          <table:table-cell table:style-name="Tabelle1.B2" office:value-type="string">
            <text:p text:style-name="P2">Code bei Github reinstellen</text:p>
          </table:table-cell>
        </table:table-row>
        <table:table-row table:style-name="Tabelle1.7">
          <table:table-cell table:style-name="Tabelle1.A7" office:value-type="date" office:date-value="2018-02-14">
            <text:p text:style-name="P2">14.02.18</text:p>
          </table:table-cell>
          <table:table-cell table:style-name="Tabelle1.B2" office:value-type="string">
            <text:p text:style-name="P2">Gespräch Betreuer, bzgl. Vortrag, Rewiring</text:p>
          </table:table-cell>
        </table:table-row>
        <table:table-row>
          <table:table-cell table:style-name="Tabelle1.A7" office:value-type="date" office:date-value="2018-02-21">
            <text:p text:style-name="P2">21.02.18</text:p>
          </table:table-cell>
          <table:table-cell table:style-name="Tabelle1.B2" office:value-type="string">
            <text:p text:style-name="P2">Gliederung ausarbeiten</text:p>
          </table:table-cell>
        </table:table-row>
        <table:table-row>
          <table:table-cell table:style-name="Tabelle1.A7" office:value-type="date" office:date-value="2018-02-28">
            <text:p text:style-name="P2">28.02.18</text:p>
          </table:table-cell>
          <table:table-cell table:style-name="Tabelle1.B2" office:value-type="string">
            <text:p text:style-name="P2">Statusupdate mit Betreuer</text:p>
          </table:table-cell>
        </table:table-row>
        <table:table-row>
          <table:table-cell table:style-name="Tabelle1.A7" office:value-type="date" office:date-value="2018-02-28">
            <text:p text:style-name="P2">28.02.18</text:p>
          </table:table-cell>
          <table:table-cell table:style-name="Tabelle1.B2" office:value-type="string">
            <text:p text:style-name="P2">Anmeldung Bachelorarbeit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>Einarbeitung ROS – Visualierung/Tes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2">Einarbeitung ROS – Simplen C++ Code ausführ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2">Einarbeitung ROS – Simpler C++ Code am Auto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>Klassenstruktur</text:p>
          </table:table-cell>
        </table:table-row>
        <table:table-row>
          <table:table-cell table:style-name="Tabelle1.A7">
            <text:p text:style-name="P3"/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Einleitung schreib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Wissenschaftliche Messmethoden definieren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Code implementieren ohne Hindernisse (30/s)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Vortrag halten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Code implementieren mit Hindernissen (10/s)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Code implementieren mit beweglichen Hindernissen (min. 4/s)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7" office:value-type="date" office:date-value="2018-05-10">
            <text:p text:style-name="Table_20_Contents">10.05.18</text:p>
          </table:table-cell>
          <table:table-cell table:style-name="Tabelle1.B2" office:value-type="string">
            <text:p text:style-name="Table_20_Contents">Korrekturlesen lassen</text:p>
          </table:table-cell>
        </table:table-row>
        <table:table-row>
          <table:table-cell table:style-name="Tabelle1.A7" office:value-type="date" office:date-value="2018-06-01">
            <text:p text:style-name="Table_20_Contents">01.06.18</text:p>
          </table:table-cell>
          <table:table-cell table:style-name="Tabelle1.B2" office:value-type="string">
            <text:p text:style-name="Table_20_Contents">Bachelorarbeit abgeben</text:p>
          </table:table-cell>
        </table:table-row>
      </table:table>
      <text:h text:style-name="Heading_20_2" text:outline-level="2"/>
      <text:h text:style-name="P12" text:outline-level="2">Probleme</text:h>
      <text:p text:style-name="Text_20_body">Rewiring eines bereits ins Ziel führenden Pfades nicht ohne weiteres möglich</text:p>
      <text:list xml:id="list3642511613916724147" text:style-name="L1">
        <text:list-item>
          <text:p text:style-name="P5">mögliche Lösung: Ignorieren des Problems, aber einmal gefundenen Pfad nicht verändern, sondern durch neuen, besseren Pfad ersetzen (sobald gefunden)</text:p>
        </text:list-item>
      </text:list>
      <text:h text:style-name="Heading_20_2" text:outline-level="2">Zukunftsmusik</text:h>
      <text:p text:style-name="Text_20_body"/>
      <text:list xml:id="list7819859760163073205" text:style-name="L2">
        <text:list-item>
          <text:p text:style-name="P6">Anytime wäre nice – Pfad während der Fahrt überprüfen und verbessern</text:p>
        </text:list-item>
        <text:list-item>
          <text:p text:style-name="P6">Bewegliche Hindernisse</text:p>
          <text:list>
            <text:list-item>
              <text:p text:style-name="P6">RRT* mit 3 Knotenzuständen sicher / nicht sicher / gesperrt</text:p>
            </text:list-item>
            <text:list-item>
              <text:p text:style-name="P6">Mithilfe von Sensordaten können beliebigen Punkten ein Zustand zugeordnet werden</text:p>
            </text:list-item>
          </text:list>
        </text:list-item>
        <text:list-item>
          <text:p text:style-name="P6">Baum wächst in beide Richtungen auf virtueller Karte</text:p>
        </text:list-item>
        <text:list-item>
          <text:p text:style-name="P6">RRT*-Smart</text:p>
        </text:list-item>
        <text:list-item>
          <text:p text:style-name="P6">Häufigkeit: Am besten 30x pro Sekunde, bis zu 4mal pro Sekunde Alg ausführen ist auch ok</text:p>
        </text:list-item>
      </text:list>
      <text:p text:style-name="Text_20_body"/>
      <text:h text:style-name="Heading_20_2" text:outline-level="2">Metriken / Messmethoden</text:h>
      <text:p text:style-name="Text_20_body">Vergleichbarkeit herausstellen, Vergleich zwischen</text:p>
      <text:list xml:id="list1201143521795687289" text:style-name="L3">
        <text:list-item>
          <text:p text:style-name="P7">reines RRT</text:p>
        </text:list-item>
        <text:list-item>
          <text:p text:style-name="P7">RRT*</text:p>
        </text:list-item>
        <text:list-item>
          <text:p text:style-name="P7">RRT*-Smart</text:p>
        </text:list-item>
      </text:list>
      <text:p text:style-name="Text_20_body"/>
      <text:p text:style-name="Text_20_body">Unter Berücksichtigung von</text:p>
      <text:list xml:id="list9016162274904777886" text:style-name="L4">
        <text:list-item>
          <text:p text:style-name="P8">Schrittweite</text:p>
        </text:list-item>
        <text:list-item>
          <text:p text:style-name="P8">Radius (RRT* - Max Entfernung Rewiring)</text:p>
        </text:list-item>
      </text:list>
      <text:p text:style-name="Text_20_body"/>
      <text:p text:style-name="Text_20_body">Vergleichskriterien:</text:p>
      <text:list xml:id="list1489565087647336263" text:style-name="L5">
        <text:list-item>
          <text:p text:style-name="P9">Berechnungszeit (Laufzeit)</text:p>
        </text:list-item>
        <text:list-item>
          <text:p text:style-name="P9">Schnelligkeit des Autos</text:p>
        </text:list-item>
        <text:list-item>
          <text:p text:style-name="P9">Optimalster Pfad des Autos (=kürzeste Zeit bei gleicher Geschwindigkeit)</text:p>
        </text:list-item>
        <text:list-item>
          <text:p text:style-name="P9">Sicherheit bzgl. Hindernisse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6DT13H35M53S</meta:editing-duration>
    <meta:editing-cycles>19</meta:editing-cycles>
    <meta:generator>OpenOffice/4.1.1$Win32 OpenOffice.org_project/411m6$Build-9775</meta:generator>
    <dc:date>2018-04-17T23:40:39.38</dc:date>
    <meta:document-statistic meta:table-count="1" meta:image-count="0" meta:object-count="0" meta:page-count="2" meta:paragraph-count="61" meta:word-count="275" meta:character-count="2037"/>
    <meta:user-defined meta:name="Info 1"/>
    <meta:user-defined meta:name="Info 2"/>
    <meta:user-defined meta:name="Info 3"/>
    <meta:user-defined meta:name="Info 4"/>
  </office:meta>
</office:document-meta>
</file>